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text-properties officeooo:paragraph-rsid="000694ea"/>
    </style:style>
    <style:style style:name="T1" style:family="text">
      <style:text-properties fo:font-weight="bold"/>
    </style:style>
    <style:style style:name="T2" style:family="text">
      <style:text-properties officeooo:rsid="000694ea"/>
    </style:style>
    <style:style style:name="T3" style:family="text">
      <style:text-properties fo:font-style="italic"/>
    </style:style>
    <style:style style:name="T4" style:family="text">
      <style:text-properties officeooo:rsid="00178594"/>
    </style:style>
    <style:style style:name="T5" style:family="text">
      <style:text-properties style:text-position="super 58%" officeooo:rsid="00178594"/>
    </style:style>
    <style:style style:name="T6" style:family="text">
      <style:text-properties officeooo:rsid="0015d99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rms of Use</text:h>
      <text:p text:style-name="Text_20_body"><text:span text:style-name="T1">Last Updated:</text:span> [<text:span text:style-name="T2">12-08-2025</text:span>]</text:p>
      <text:p text:style-name="Text_20_body">Welcome to <text:span text:style-name="T1">FreeEd4Med</text:span>. By accessing our website or downloading and using the <text:span text:style-name="T1">FreeEd Media SuperTool</text:span>, you agree to comply with and be bound by the following Terms of Use. Please review them carefully.</text:p>
      <text:h text:style-name="Heading_20_2" text:outline-level="2">1. Acceptance of Agreement</text:h>
      <text:p text:style-name="Text_20_body">You agree to the terms and conditions outlined in this Terms of Use Agreement ("Agreement") with respect to our website and software. This Agreement constitutes the entire and only agreement between us and you, and supersedes all prior or contemporaneous agreements, representations, warranties, and understandings.</text:p>
      <text:h text:style-name="Heading_20_2" text:outline-level="2">2. Intellectual Property &amp; Software License</text:h>
      <text:h text:style-name="Heading_20_3" text:outline-level="3">A. Ownership</text:h>
      <text:p text:style-name="Text_20_body">The content, organization, graphics, design, compilation, and digital conversion related to the <text:span text:style-name="T1">FreeEd4Med</text:span> website and the <text:span text:style-name="T1">FreeEd Media SuperTool</text:span> are protected under applicable copyrights, trademarks, and other proprietary rights.</text:p>
      <text:list text:style-name="L1">
        <text:list-item>
          <text:p text:style-name="P2"><text:span text:style-name="T1">The Software:</text:span> The code, architecture, and design of the FreeEd Media SuperTool are the exclusive property of FreeEd4Med.</text:p>
        </text:list-item>
        <text:list-item>
          <text:p text:style-name="P2"><text:span text:style-name="T1">Trademarks:</text:span> "FreeEd4Med," "FreeEd Media SuperTool," and associated logos are trademarks of our organization.</text:p>
        </text:list-item>
      </text:list>
      <text:h text:style-name="Heading_20_3" text:outline-level="3">B. Software License (EULA)</text:h>
      <text:p text:style-name="Text_20_body">Any software that is made available to download from this website ("Software") is the copyrighted work of FreeEd4Med.</text:p>
      <text:list text:style-name="L2">
        <text:list-item>
          <text:p text:style-name="P3"><text:span text:style-name="T1">Governing Agreement:</text:span> Your use of the Software is governed by the terms of the <text:span text:style-name="T1">End User License Agreement (EULA)</text:span>, which accompanies or is included with the Software.</text:p>
        </text:list-item>
        <text:list-item>
          <text:p text:style-name="P3"><text:span text:style-name="T1">Installation:</text:span> You will be unable to install any Software that is accompanied by or includes a EULA unless you first agree to the EULA terms.</text:p>
        </text:list-item>
        <text:list-item>
          <text:p text:style-name="P3"><text:span text:style-name="T1">Usage:</text:span> In the event of any conflict between these Terms of Use and the EULA regarding the software, the EULA shall control.</text:p>
        </text:list-item>
      </text:list>
      <text:h text:style-name="Heading_20_2" text:outline-level="2">3. User Content &amp; FreeEd4Med Assets</text:h>
      <text:h text:style-name="Heading_20_3" text:outline-level="3">A. Your User-Generated Content</text:h>
      <text:p text:style-name="Text_20_body">We claim <text:span text:style-name="T1">no ownership</text:span> over the original content you create using the FreeEd Media SuperTool.</text:p>
      <text:list text:style-name="L6">
        <text:list-item>
          <text:p text:style-name="P7"><text:soft-page-break/><text:span text:style-name="T1">Your Data:</text:span> Because our tool runs locally on your machine, you retain full copyright and ownership of the original files, text, and media you bring into the software or create from scratch.</text:p>
        </text:list-item>
        <text:list-item>
          <text:p text:style-name="P7"><text:span text:style-name="T1">Responsibility:</text:span> You are solely responsible for ensuring that the content you create or process does not violate the copyright or rights of others.</text:p>
        </text:list-item>
      </text:list>
      <text:h text:style-name="Heading_20_3" text:outline-level="3">B. FreeEd4Med Assets</text:h>
      <text:p text:style-name="Text_20_body">The Software may contain or provide access to pre-loaded media assets, including but not limited to music tracks, sound effects, images, video templates, and graphics owned by FreeEd4Med ("FreeEd4Med Assets").</text:p>
      <text:list text:style-name="L7">
        <text:list-item>
          <text:p text:style-name="P8"><text:span text:style-name="T1">Ownership:</text:span> FreeEd4Med retains all ownership, copyright, and intellectual property rights to all FreeEd4Med Assets.</text:p>
        </text:list-item>
        <text:list-item>
          <text:p text:style-name="P8"><text:span text:style-name="T1">License to Use:</text:span> We grant you a limited, non-exclusive, non-transferable license to use these Assets <text:span text:style-name="T3">within</text:span> your projects created using the FreeEd Media SuperTool.</text:p>
        </text:list-item>
        <text:list-item>
          <text:p text:style-name="P8"><text:span text:style-name="T1">Restrictions:</text:span> You may not extract, separate, distribute, or sell the FreeEd4Med Assets as standalone files outside of the content you create. (For example: You can use our music in a video you make, but you cannot sell our music mp3 file on its own).</text:p>
        </text:list-item>
      </text:list>
      <text:h text:style-name="Heading_20_2" text:outline-level="2">4. Prohibited Conduct</text:h>
      <text:p text:style-name="Text_20_body">In using our website and software, you agree not to:</text:p>
      <text:list text:style-name="L4">
        <text:list-item>
          <text:p text:style-name="P5">Use the tools for any unlawful purpose or to solicit others to perform or participate in any unlawful acts.</text:p>
        </text:list-item>
        <text:list-item>
          <text:p text:style-name="P5">Harass, abuse, insult, harm, defame, slander, disparage, intimidate, or discriminate based on gender, sexual orientation, religion, ethnicity, race, age, national origin, or disability.</text:p>
        </text:list-item>
        <text:list-item>
          <text:p text:style-name="P5">Upload or transmit viruses or any other type of malicious code that will or may be used in any way that will affect the functionality or operation of the Service.</text:p>
        </text:list-item>
      </text:list>
      <text:h text:style-name="Heading_20_2" text:outline-level="2">5. Disclaimer of Warranties ("As Is" Clause)</text:h>
      <text:p text:style-name="P1">The FreeEd Media SuperTool and our website are provided on an "AS IS" and "AS AVAILABLE" basis.</text:p>
      <text:p text:style-name="Text_20_body">To the fullest extent permitted by law, FreeEd4Med disclaims all warranties, express or implied, including but not limited to implied warranties of merchantability and fitness for a particular purpose. We do not warrant that the software will be error-free, that defects will be corrected, or that it is compatible with your specific hardware or operating system.</text:p>
      <text:h text:style-name="Heading_20_2" text:outline-level="2">6. Limitation of Liability</text:h>
      <text:p text:style-name="P1">FreeEd4Med shall not be liable for any direct, indirect, incidental, special, or consequential damages resulting from the use or inability to use our software or website.</text:p>
      <text:p text:style-name="Text_20_body">This includes, but is not limited to:</text:p>
      <text:list text:style-name="L5">
        <text:list-item>
          <text:p text:style-name="P6"><text:soft-page-break/>Damages for loss of profits, goodwill, use, data, or other intangible losses.</text:p>
        </text:list-item>
        <text:list-item>
          <text:p text:style-name="P6">Data loss resulting from the use of the FreeEd Media SuperTool (as the software runs locally, data backup is the sole responsibility of the user).</text:p>
        </text:list-item>
      </text:list>
      <text:h text:style-name="Heading_20_2" text:outline-level="2">7. Third-Party Links and Services</text:h>
      <text:p text:style-name="Text_20_body">Our website may contain links to third-party websites or services (such as our payment processors). We are not responsible for the content, privacy policies, or practices of any third-party sites or services.</text:p>
      <text:h text:style-name="Heading_20_2" text:outline-level="2">8. Governing Law</text:h>
      <text:p text:style-name="Text_20_body">This Agreement shall be treated as though it were executed and performed in <text:span text:style-name="T2">Florida</text:span>, and shall be governed by and construed in accordance with the laws of <text:span text:style-name="T2">Florida</text:span> without regard to conflict of law principles.</text:p>
      <text:h text:style-name="Heading_20_2" text:outline-level="2">9. Contact Information</text:h>
      <text:p text:style-name="Text_20_body">If you have any questions about these Terms of Use, please contact us at:</text:p>
      <text:p text:style-name="P10"><text:span text:style-name="T1">FreeEd4Med</text:span> [<text:span text:style-name="T4">7901 4</text:span><text:span text:style-name="T5">th</text:span><text:span text:style-name="T4"> St N, STE 10724, St Petersburg, FL 33702</text:span>] [<text:span text:style-name="T6">FreeEd4Med@gmail.com</text:span>]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8T02:15:13.198130700</meta:creation-date>
    <dc:date>2025-12-08T02:42:09.972245134</dc:date>
    <meta:editing-duration>PT16M53S</meta:editing-duration>
    <meta:editing-cycles>2</meta:editing-cycles>
    <meta:generator>LibreOffice/24.2.7.2$Linux_X86_64 LibreOffice_project/420$Build-2</meta:generator>
    <meta:document-statistic meta:table-count="0" meta:image-count="0" meta:object-count="0" meta:page-count="3" meta:paragraph-count="45" meta:word-count="805" meta:character-count="5053" meta:non-whitespace-character-count="4307"/>
  </office:meta>
</office:document-meta>
</file>